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ęp w pracy:</text:p>
      <text:p text:style-name="P2">Poprawiłem błąd z pierwszej pracowni odnosnie tylko jednego mutexu. Dołożyłem nowy zasób warzywo oraz funkcje zwiększania jego liczby. Dołożyłem aktora odpowiedzialnego za zwiększenie liczby warzyw.</text:p>
      <text:p text:style-name="P2"/>
      <text:p text:style-name="P1">Plan dalszej realizacji:</text:p>
      <text:p text:style-name="P2">Zrealizowanie starzenia sie jedzenia oraz połączenie warzywa ze zwierzyną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57S</meta:editing-duration>
    <meta:editing-cycles>3</meta:editing-cycles>
    <meta:generator>OpenOffice/4.1.3$Win32 OpenOffice.org_project/413m1$Build-9783</meta:generator>
    <dc:date>2018-01-11T22:49:13.72</dc:date>
    <meta:document-statistic meta:table-count="0" meta:image-count="0" meta:object-count="0" meta:page-count="1" meta:paragraph-count="4" meta:word-count="40" meta:character-count="311"/>
    <dc:creator>Aleksandra Łukaszewicz</dc:creator>
    <meta:user-defined meta:name="Info 1"/>
    <meta:user-defined meta:name="Info 2"/>
    <meta:user-defined meta:name="Info 3"/>
    <meta:user-defined meta:name="Info 4"/>
  </office:meta>
</office:document-meta>
</file>